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P" svg:font-family="MSP"/>
    <style:font-face style:name="Mangal1" svg:font-family="Mangal"/>
    <style:font-face style:name="OpenSymbol" svg:font-family="OpenSymbol"/>
    <style:font-face style:name="verdana" svg:font-family="verdana, arial, helvetica, sans-serif"/>
    <style:font-face style:name="ＭＳ Ｐ" svg:font-family="'ＭＳ Ｐ'"/>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break-before="page"/>
    </style:style>
    <style:style style:name="P4" style:family="paragraph" style:parent-style-name="Standard">
      <style:paragraph-properties fo:break-before="page"/>
      <style:text-properties style:language-asian="ja" style:country-asian="JP"/>
    </style:style>
    <style:style style:name="P5" style:family="paragraph" style:parent-style-name="Standard">
      <style:text-properties style:language-asian="ja" style:country-asian="JP"/>
    </style:style>
    <style:style style:name="P6" style:family="paragraph" style:parent-style-name="Standard" style:list-style-name="L1">
      <style:text-properties style:language-asian="ja" style:country-asian="JP"/>
    </style:style>
    <style:style style:name="P7" style:family="paragraph" style:parent-style-name="Standard" style:list-style-name="L2">
      <style:text-properties style:language-asian="ja" style:country-asian="JP"/>
    </style:style>
    <style:style style:name="P8" style:family="paragraph" style:parent-style-name="Standard" style:list-style-name="L3">
      <style:text-properties style:language-asian="ja" style:country-asian="JP"/>
    </style:style>
    <style:style style:name="P9" style:family="paragraph" style:parent-style-name="Standard" style:list-style-name="L4">
      <style:text-properties style:language-asian="ja" style:country-asian="JP"/>
    </style:style>
    <style:style style:name="P10" style:family="paragraph" style:parent-style-name="Standard" style:list-style-name="L5">
      <style:text-properties style:language-asian="ja" style:country-asian="JP"/>
    </style:style>
    <style:style style:name="P11" style:family="paragraph" style:parent-style-name="Standard" style:list-style-name="L6">
      <style:text-properties style:language-asian="ja" style:country-asian="JP"/>
    </style:style>
    <style:style style:name="P12" style:family="paragraph" style:parent-style-name="Standard" style:list-style-name="L7">
      <style:text-properties style:language-asian="ja" style:country-asian="JP"/>
    </style:style>
    <style:style style:name="P13" style:family="paragraph" style:parent-style-name="Standard" style:list-style-name="L15">
      <style:text-properties style:language-asian="ja" style:country-asian="JP"/>
    </style:style>
    <style:style style:name="P14" style:family="paragraph" style:parent-style-name="Standard">
      <style:text-properties fo:font-size="12pt" style:font-size-asian="12pt" style:language-asian="ja" style:country-asian="JP"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paragraph-properties fo:break-before="page"/>
      <style:text-properties style:language-asian="ja" style:country-asian="JP"/>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1">
      <style:text-properties style:language-asian="ja" style:country-asian="JP"/>
    </style:style>
    <style:style style:name="P27" style:family="paragraph" style:parent-style-name="Heading_20_1">
      <style:paragraph-properties fo:break-before="page"/>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fo:font-size="12pt" style:font-size-asian="12pt" style:font-size-complex="12pt"/>
    </style:style>
    <style:style style:name="T7" style:family="text">
      <style:text-properties style:font-name-asian="verdana" style:font-style-asian="normal"/>
    </style:style>
    <style:style style:name="T8"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6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05</text:p>
      <text:p text:style-name="P2"/>
      <text:p text:style-name="P2"/>
      <text:p text:style-name="P2"/>
      <text:p text:style-name="P2"/>
      <text:p text:style-name="P2"/>
      <text:p text:style-name="P2"/>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25">Pickles Framework の概要<text:tab/>4</text:p>
          <text:p text:style-name="P24">「サイトマップ」「コンテンツ」「テーマ」<text:tab/>4</text:p>
          <text:p text:style-name="P24">主な制作の手順<text:tab/>4</text:p>
          <text:p text:style-name="P25">サイトマップの管理<text:tab/>5</text:p>
          <text:p text:style-name="P24">サイトマップの形式<text:tab/>5</text:p>
          <text:p text:style-name="P24">サイトマップCSVの設置場所<text:tab/>5</text:p>
          <text:p text:style-name="P24">サイトマップCSVの定義<text:tab/>5</text:p>
          <text:p text:style-name="P24">ダイナミックパス機能<text:tab/>6</text:p>
          <text:p text:style-name="P25">コンテンツの制作<text:tab/>8</text:p>
          <text:p text:style-name="P25">テーマ<text:tab/>9</text:p>
          <text:p text:style-name="P24">複数のテーマの管理と切り替え<text:tab/>9</text:p>
          <text:p text:style-name="P24">レイアウト<text:tab/>9</text:p>
          <text:p text:style-name="P24">テーマの格納ディレクトリ<text:tab/>9</text:p>
          <text:p text:style-name="P24">テンプレートの記述<text:tab/>9</text:p>
          <text:p text:style-name="P23">コンテンツを出力する<text:tab/>10</text:p>
          <text:p text:style-name="P23">コンテンツが定義したCSSやJavaScriptを出力する<text:tab/>10</text:p>
          <text:p text:style-name="P23">ページの情報を出力する<text:tab/>11</text:p>
          <text:p text:style-name="P25">パブリッシュ<text:tab/>12</text:p>
          <text:p text:style-name="P24">パブリッシュ実行手順<text:tab/>12</text:p>
          <text:p text:style-name="P24">設定<text:tab/>12</text:p>
          <text:p text:style-name="P23">出力先のディレクトリを指定する – publish.path_publish_dir<text:tab/>12</text:p>
          <text:p text:style-name="P24">仕様<text:tab/>12</text:p>
          <text:p text:style-name="P23">パブリッシュ対象ファイルの一覧をどう生成するか<text:tab/>12</text:p>
          <text:p text:style-name="P23">静的書き出しファイルと動的書き出しファイル<text:tab/>13</text:p>
          <text:p text:style-name="P23">X-PXFW-RELATEDLINK<text:tab/>13</text:p>
          <text:p text:style-name="P25">メインコンフィグ<text:tab/>14</text:p>
          <text:p text:style-name="P24">書式<text:tab/>14</text:p>
          <text:p text:style-name="P24">設定項目<text:tab/>14</text:p>
          <text:p text:style-name="P23">project<text:tab/>14</text:p>
          <text:p text:style-name="P23">paths<text:tab/>14</text:p>
          <text:p text:style-name="P23">dbs<text:tab/>14</text:p>
          <text:p text:style-name="P23">filesystem<text:tab/>15</text:p>
          <text:p text:style-name="P23">publish<text:tab/>15</text:p>
          <text:p text:style-name="P23">system<text:tab/>15</text:p>
          <text:p text:style-name="P25">ユーザーの管理<text:tab/>16</text:p>
          <text:p text:style-name="P25">コーディング規約<text:tab/>17</text:p>
          <text:p text:style-name="P24">内部エンコード<text:tab/>17</text:p>
          <text:p text:style-name="P24">改行コード<text:tab/>17</text:p>
          <text:p text:style-name="P24"><text:soft-page-break/>インデント<text:tab/>17</text:p>
          <text:p text:style-name="P24">演算子<text:tab/>17</text:p>
          <text:p text:style-name="P24">命名規則<text:tab/>17</text:p>
          <text:p text:style-name="P23">PHPのクラス名<text:tab/>17</text:p>
          <text:p text:style-name="P23">PHPのメソッド名<text:tab/>17</text:p>
          <text:p text:style-name="P23">JavaScriptのオブジェクト名<text:tab/>18</text:p>
          <text:p text:style-name="P23">CSSクラス名<text:tab/>18</text:p>
          <text:p text:style-name="P23">パラメータ、クッキー、セッション、HTTP拡張ヘッダー<text:tab/>18</text:p>
          <text:p text:style-name="P23">その他<text:tab/>18</text:p>
          <text:p text:style-name="P23">予約語<text:tab/>18</text:p>
        </text:index-body>
      </text:table-of-content>
      <text:p text:style-name="Standard"/>
      <text:p text:style-name="Standard"/>
      <text:p text:style-name="P3"/>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22366378" text:style-name="L1">
        <text:list-item>
          <text:p text:style-name="P6"><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6"><text:span text:style-name="T2">コンテンツ</text:span><text:line-break/>ページ要素のうち、内容部分だけを取り出した概念。</text:p>
        </text:list-item>
        <text:list-item>
          <text:p text:style-name="P6"><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22375281" text:style-name="L2">
        <text:list-item>
          <text:p text:style-name="P7">サイトマップを定義</text:p>
        </text:list-item>
        <text:list-item>
          <text:p text:style-name="P7">コンテンツを編集</text:p>
        </text:list-item>
        <text:list-item>
          <text:p text:style-name="P7">テーマを編集</text:p>
        </text:list-item>
        <text:list-item>
          <text:p text:style-name="P7">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4"/>
      <text:h text:style-name="P26"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22382050" text:style-name="L3">
        <text:list-item>
          <text:p text:style-name="P8"><text:span text:style-name="T2">文字エンコード</text:span><text:line-break/>UTF-8</text:p>
        </text:list-item>
        <text:list-item>
          <text:p text:style-name="P8"><text:span text:style-name="T2">区切り文字</text:span><text:line-break/>, (カンマ)</text:p>
        </text:list-item>
        <text:list-item>
          <text:p text:style-name="P8"><text:span text:style-name="T2">値を囲む</text:span><text:line-break/>“ (ダブルクオート)</text:p>
        </text:list-item>
        <text:list-item>
          <text:p text:style-name="P8"><text:span text:style-name="T2">エスケープ</text:span><text:line-break/>““ (ダブルクオートを重ねる)</text:p>
        </text:list-item>
        <text:list-item>
          <text:p text:style-name="P8"><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p text:style-name="P2">./_PX/sitemap/*.csv</text:p>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p text:style-name="P2">./_PX/configs/sitemap_definition.csv</text:p>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22381708" text:style-name="L4">
        <text:list-item>
          <text:p text:style-name="P9">path</text:p>
        </text:list-item>
        <text:list-item>
          <text:p text:style-name="P9">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22446843" text:style-name="L7">
        <text:list-item>
          <text:p text:style-name="P12">{$a}を取得する ⇒ $px-&gt;req()-&gt;get_path_param('a')</text:p>
        </text:list-item>
        <text:list-item>
          <text:p text:style-name="P12">{$b}を取得する ⇒ $px-&gt;req()-&gt;get_path_param('b')</text:p>
        </text:list-item>
      </text:list>
      <text:p text:style-name="P2"/>
      <text:p text:style-name="P2"><text:soft-page-break/>ナビゲーション上に配置されるリンクでは、変数のキーとして設定した文字列がデフォルトの値として採用される。</text:p>
      <text:p text:style-name="P14"/>
      <text:p text:style-name="P15"><text:span text:style-name="T1">path値を </text:span><text:span text:style-name="T3">/test/dynamic/{$a}/{$b}.html</text:span><text:span text:style-name="T4"> とした場合には、/test/dynamic/a/b.html </text:span><text:span text:style-name="T5">がデフォルトのパスとなる。</text:span></text:p>
      <text:p text:style-name="P4"/>
      <text:h text:style-name="P26"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4"/>
      <text:h text:style-name="P26"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p text:style-name="P2">./_PX/themes/{$テーマ名}/{$レイアウト名}.html</text:p>
      <text:p text:style-name="P2"/>
      <text:p text:style-name="P2"/>
      <text:h text:style-name="Heading_20_2" text:outline-level="2">テンプレートの記述</text:h>
      <text:p text:style-name="P2"/>
      <text:p text:style-name="P2">テーマは、コンテンツ領域のソースを変数として受け取り、HTML全体を補完して完成させる。<text:soft-page-break/>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text:soft-page-break/>ページの情報を出力する</text:h>
      <text:p text:style-name="P2"/>
      <text:p text:style-name="P2">ページの情報は、$page_infoに連想配列として格納される。</text:p>
      <text:p text:style-name="P2">ここから出力する情報を選んで出力する。</text:p>
      <text:p text:style-name="P2">幾つか例を示す。</text:p>
      <text:p text:style-name="P2"/>
      <text:list xml:id="list22371406" text:style-name="L5">
        <text:list-item>
          <text:p text:style-name="P10">ページ名を出力する<text:line-break/>&lt;title&gt;{$page_info.title|escape} | サイト名&lt;/title&gt;</text:p>
        </text:list-item>
        <text:list-item>
          <text:p text:style-name="P10">ページ名(h1用)を出力する<text:line-break/>&lt;h1&gt;{$page_info.title_h1|escape}&lt;/h1&gt;</text:p>
        </text:list-item>
        <text:list-item>
          <text:p text:style-name="P10">コンフィグに設定されたサイト名を出力する<text:line-break/>&lt;title&gt;{$px-&gt;get_conf('project.name')}&lt;/title&gt;</text:p>
        </text:list-item>
        <text:list-item>
          <text:p text:style-name="P10">パン屑を出力する<text:line-break/>&lt;div class="breadcrumb"&gt;{$theme-&gt;mk_breadcrumb()}&lt;/div&gt;</text:p>
        </text:list-item>
      </text:list>
      <text:p text:style-name="P2"/>
      <text:p text:style-name="P2"/>
      <text:p text:style-name="P2"/>
      <text:p text:style-name="P4"/>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22372841" text:style-name="L6">
        <text:list-item>
          <text:p text:style-name="P11">Pickles Frameworkの任意のパスに、URLパラメータ ?PX=publish を付加してアクセスする。</text:p>
        </text:list-item>
        <text:list-item>
          <text:p text:style-name="P11">パブリッシュを実行する画面が表示されるので、終了するまで待つ。</text:p>
        </text:list-item>
        <text:list-item>
          <text:p text:style-name="P11">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設定は、メインコンフィグに記述する。</text:p>
      <text:p text:style-name="P2"/>
      <text:h text:style-name="Heading_20_3" text:outline-level="3">出力先のディレクトリを指定する – publish.path_publish_dir</text:h>
      <text:p text:style-name="P2"/>
      <text:p text:style-name="P2">このパスを設定すると、パブリッシュ完了時に、設定したパスにコピーを作成する。公開サイトのドキュメントルートパスを指定する、などの利用方法が考えられる。</text:p>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22555426" text:style-name="L15">
        <text:list-item>
          <text:p text:style-name="P13">$px-&gt;add_relatedlink( '/a/b/c.html' );</text:p>
        </text:list-item>
      </text:list>
      <text:p text:style-name="P2"/>
      <text:p text:style-name="P2"/>
      <text:p text:style-name="P4"/>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Standard"><text:span text:style-name="T7"/></text:p>
      <text:h text:style-name="Heading_20_2" text:outline-level="2"><text:span text:style-name="T7">設定項目</text:span></text:h>
      <text:h text:style-name="Heading_20_3" text:outline-level="3"><text:span text:style-name="T7">project</text:span></text:h>
      <text:p text:style-name="Standard"><text:span text:style-name="T7"/></text:p>
      <text:list xml:id="list22555022" text:style-name="L14">
        <text:list-item>
          <text:p text:style-name="P21"><text:span text:style-name="T7">id<text:line-break/></text:span><text:span text:style-name="T8">プロジェクトのID</text:span></text:p>
        </text:list-item>
        <text:list-item>
          <text:p text:style-name="P21"><text:span text:style-name="T7">name<text:line-break/></text:span><text:span text:style-name="T8">プロジェクトの名前。サイト名</text:span></text:p>
        </text:list-item>
        <text:list-item>
          <text:p text:style-name="P21"><text:span text:style-name="T7">auth_type<text:line-break/></text:span><text:span text:style-name="T8">認証の種類(basic|digest)</text:span></text:p>
        </text:list-item>
        <text:list-item>
          <text:p text:style-name="P21"><text:span text:style-name="T7">auth_name<text:line-break/></text:span><text:span text:style-name="T8">認証ID</text:span></text:p>
        </text:list-item>
        <text:list-item>
          <text:p text:style-name="P21"><text:span text:style-name="T7">auth_password<text:line-break/></text:span><text:span text:style-name="T8">認証パスワード</text:span></text:p>
        </text:list-item>
      </text:list>
      <text:p text:style-name="Standard"><text:span text:style-name="T7"/></text:p>
      <text:h text:style-name="Heading_20_3" text:outline-level="3"><text:span text:style-name="T7">paths</text:span></text:h>
      <text:p text:style-name="Standard"><text:span text:style-name="T7"/></text:p>
      <text:list xml:id="list22542889" text:style-name="L13">
        <text:list-item>
          <text:p text:style-name="P20"><text:span text:style-name="T7">px_dir<text:line-break/>Pickles Framework</text:span><text:span text:style-name="T8"> ディレクトリのパス</text:span></text:p>
        </text:list-item>
        <text:list-item>
          <text:p text:style-name="P20"><text:span text:style-name="T7">access_log<text:line-break/></text:span><text:span text:style-name="T8">アクセスログの出力先ファイルパス</text:span></text:p>
        </text:list-item>
        <text:list-item>
          <text:p text:style-name="P20"><text:span text:style-name="T7">error_log<text:line-break/></text:span><text:span text:style-name="T8">エラーログの出力先ファイルパス</text:span></text:p>
        </text:list-item>
      </text:list>
      <text:p text:style-name="Standard"><text:span text:style-name="T7"/></text:p>
      <text:h text:style-name="Heading_20_3" text:outline-level="3"><text:span text:style-name="T7">dbs</text:span></text:h>
      <text:p text:style-name="Standard"><text:span text:style-name="T7"/></text:p>
      <text:list xml:id="list22548563" text:style-name="L12">
        <text:list-item>
          <text:p text:style-name="P19"><text:span text:style-name="T7">dbms<text:line-break/></text:span><text:soft-page-break/><text:span text:style-name="T8">RDBMSの種類。mysql|postgresql|sqlite</text:span></text:p>
        </text:list-item>
        <text:list-item>
          <text:p text:style-name="P19"><text:span text:style-name="T7">host<text:line-break/>接続先</text:span><text:span text:style-name="T8">ホスト名</text:span></text:p>
        </text:list-item>
        <text:list-item>
          <text:p text:style-name="P19"><text:span text:style-name="T7">port<text:line-break/>接続先</text:span><text:span text:style-name="T8">ポート番号</text:span></text:p>
        </text:list-item>
        <text:list-item>
          <text:p text:style-name="P19"><text:span text:style-name="T7">database_name<text:line-break/></text:span><text:span text:style-name="T8">データベース名。(sqliteの場合はDBファイルのパス)</text:span></text:p>
        </text:list-item>
        <text:list-item>
          <text:p text:style-name="P19"><text:span text:style-name="T7">user<text:line-break/></text:span><text:span text:style-name="T8">ユーザー名</text:span></text:p>
        </text:list-item>
        <text:list-item>
          <text:p text:style-name="P19"><text:span text:style-name="T7">password<text:line-break/></text:span><text:span text:style-name="T8">パスワード</text:span></text:p>
        </text:list-item>
        <text:list-item>
          <text:p text:style-name="P19"><text:span text:style-name="T7">charset<text:line-break/></text:span><text:span text:style-name="T8">文字セット</text:span></text:p>
        </text:list-item>
      </text:list>
      <text:p text:style-name="Standard"><text:span text:style-name="T7"/></text:p>
      <text:h text:style-name="Heading_20_3" text:outline-level="3"><text:span text:style-name="T7">filesystem</text:span></text:h>
      <text:p text:style-name="Standard"><text:span text:style-name="T7"/></text:p>
      <text:list xml:id="list22561657" text:style-name="L11">
        <text:list-item>
          <text:p text:style-name="P18"><text:span text:style-name="T7">encoding<text:line-break/></text:span><text:span text:style-name="T8">ファイルシステムの文字エンコーディング(ファイル名などに適用)</text:span></text:p>
        </text:list-item>
      </text:list>
      <text:p text:style-name="Standard"><text:span text:style-name="T7"/></text:p>
      <text:h text:style-name="Heading_20_3" text:outline-level="3"><text:span text:style-name="T7">publish</text:span></text:h>
      <text:p text:style-name="Standard"><text:span text:style-name="T7"/></text:p>
      <text:list xml:id="list22563189" text:style-name="L10">
        <text:list-item>
          <text:p text:style-name="P17"><text:span text:style-name="T7">path_publish_dir<text:line-break/></text:span><text:span text:style-name="T8">パブリッシュ先のディレクトリパス</text:span></text:p>
        </text:list-item>
      </text:list>
      <text:p text:style-name="Standard"><text:span text:style-name="T7"/></text:p>
      <text:h text:style-name="Heading_20_3" text:outline-level="3"><text:span text:style-name="T7">system</text:span></text:h>
      <text:p text:style-name="Standard"><text:span text:style-name="T7"/></text:p>
      <text:list xml:id="list22558632" text:style-name="L9">
        <text:list-item>
          <text:p text:style-name="P16"><text:span text:style-name="T7">allow_pxcommands<text:line-break/>PX</text:span><text:span text:style-name="T8">コマンドの実行を許可するフラグ。</text:span></text:p>
        </text:list-item>
        <text:list-item>
          <text:p text:style-name="P16"><text:span text:style-name="T7">session_name<text:line-break/></text:span><text:span text:style-name="T8">セッション名</text:span></text:p>
        </text:list-item>
      </text:list>
      <text:p text:style-name="P2"/>
      <text:p text:style-name="P2"/>
      <text:p text:style-name="P2"/>
      <text:h text:style-name="P27" text:outline-level="1">ユーザーの管理</text:h>
      <text:p text:style-name="Standard"/>
      <text:p text:style-name="Standard">Pickles Framework <text:span text:style-name="T1">には、標準のユーザーテーブルが定義されており、もっともシンプルな、ユーザーの追加、ログイン、ログオフなどの機能があらかじめ実装されている。</text:span></text:p>
      <text:p text:style-name="Standard"><text:span text:style-name="T1"/></text:p>
      <text:p text:style-name="P2">(詳細な情報は準備中です。)</text:p>
      <text:p text:style-name="Standard"/>
      <text:p text:style-name="Standard"/>
      <text:p text:style-name="P4"/>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3" text:outline-level="3">予約語</text:h>
      <text:p text:style-name="P2">(この項目は準備中です。)</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P" svg:font-family="MSP"/>
    <style:font-face style:name="Mangal1" svg:font-family="Mangal"/>
    <style:font-face style:name="OpenSymbol" svg:font-family="OpenSymbol"/>
    <style:font-face style:name="verdana" svg:font-family="verdana, arial, helvetica, sans-serif"/>
    <style:font-face style:name="ＭＳ Ｐ" svg:font-family="'ＭＳ Ｐ'"/>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8</text:page-number><text:span text:style-name="MT1">/</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5T02:58:17.47</dc:date>
    <dc:creator>Koyanagi Tomoya</dc:creator>
    <meta:editing-duration>PT17H23M51S</meta:editing-duration>
    <meta:editing-cycles>80</meta:editing-cycles>
    <meta:generator>OpenOffice.org/3.2$Win32 OpenOffice.org_project/320m18$Build-9502</meta:generator>
    <dc:title>Pickles Framework 1.X サイト構築管理マニュアル</dc:title>
    <meta:document-statistic meta:table-count="0" meta:image-count="0" meta:object-count="2" meta:page-count="18" meta:paragraph-count="248" meta:word-count="2233" meta:character-count="62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7:4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02:58:17</text:time></text:p>
        </style:region-right>
      </style:header>
      <style:header-left style:display="false"/>
      <style:footer>
        <text:p>ページ <text:page-number>1</text:page-number> / <text:page-count>99</text:page-count></text:p>
      </style:footer>
      <style:footer-left style:display="false"/>
    </style:master-page>
  </office:master-styles>
</office:document-styles>
</file>